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c34" officeooo:paragraph-rsid="001621c2"/>
    </style:style>
    <style:style style:name="P2" style:family="paragraph" style:parent-style-name="Standard">
      <style:text-properties officeooo:rsid="001621c2" officeooo:paragraph-rsid="001621c2"/>
    </style:style>
    <style:style style:name="T1" style:family="text">
      <style:text-properties officeooo:rsid="00162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2">抓下檔案後 會生成hw1_data的檔案</text:p>
      <text:p text:style-name="P2"/>
      <text:p text:style-name="P1">下指令<text:span text:style-name="T1">python hw1.py –Ab –Wp</text:span></text:p>
      <text:p text:style-name="P1">如講義上所寫</text:p>
      <text:p text:style-name="P1">即可達到講義所要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34:08.643692366</meta:creation-date>
    <dc:date>2017-10-08T19:48:24.874630828</dc:date>
    <meta:editing-duration>PT4M6S</meta:editing-duration>
    <meta:editing-cycles>1</meta:editing-cycles>
    <meta:document-statistic meta:table-count="0" meta:image-count="0" meta:object-count="0" meta:page-count="1" meta:paragraph-count="5" meta:word-count="35" meta:character-count="65" meta:non-whitespace-character-count="61"/>
    <meta:generator>LibreOffice/5.1.6.2$Linux_X86_64 LibreOffice_project/10m0$Build-2</meta:generator>
  </office:meta>
</office:document-meta>
</file>